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9-19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4824" calcext:value-type="float">
            <text:p>45.4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9-18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1776" calcext:value-type="float">
            <text:p>45.4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9584" calcext:value-type="float">
            <text:p>45.4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3488" calcext:value-type="float">
            <text:p>45.4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2632" calcext:value-type="float">
            <text:p>45.4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3488" calcext:value-type="float">
            <text:p>45.4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6056" calcext:value-type="float">
            <text:p>45.4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948" calcext:value-type="float">
            <text:p>45.3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2528" calcext:value-type="float">
            <text:p>45.3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472" calcext:value-type="float">
            <text:p>45.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0816" calcext:value-type="float">
            <text:p>45.3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2528" calcext:value-type="float">
            <text:p>45.3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2528" calcext:value-type="float">
            <text:p>45.3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4344" calcext:value-type="float">
            <text:p>45.4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6536" calcext:value-type="float">
            <text:p>45.4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996" calcext:value-type="float">
            <text:p>45.3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5952" calcext:value-type="float">
            <text:p>45.3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2528" calcext:value-type="float">
            <text:p>45.3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8728" calcext:value-type="float">
            <text:p>45.4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4928" calcext:value-type="float">
            <text:p>45.5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9792" calcext:value-type="float">
            <text:p>45.5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5512" calcext:value-type="float">
            <text:p>45.6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5344" calcext:value-type="float">
            <text:p>45.8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3488" calcext:value-type="float">
            <text:p>45.4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0984" calcext:value-type="float">
            <text:p>45.2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136" calcext:value-type="float">
            <text:p>45.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2216" calcext:value-type="float">
            <text:p>45.1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2216" calcext:value-type="float">
            <text:p>45.1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708" calcext:value-type="float">
            <text:p>45.2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1944" calcext:value-type="float">
            <text:p>45.2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6808" calcext:value-type="float">
            <text:p>45.3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7768" calcext:value-type="float">
            <text:p>45.3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4824" calcext:value-type="float">
            <text:p>45.4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4448" calcext:value-type="float">
            <text:p>45.4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6536" calcext:value-type="float">
            <text:p>45.4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044" calcext:value-type="float">
            <text:p>45.4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4824" calcext:value-type="float">
            <text:p>45.4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3112" calcext:value-type="float">
            <text:p>45.4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188" calcext:value-type="float">
            <text:p>45.5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5512" calcext:value-type="float">
            <text:p>45.6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6408" calcext:value-type="float">
            <text:p>45.9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716" calcext:value-type="float">
            <text:p>45.8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6368" calcext:value-type="float">
            <text:p>45.6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5952" calcext:value-type="float">
            <text:p>45.3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7184" calcext:value-type="float">
            <text:p>45.2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6328" calcext:value-type="float">
            <text:p>45.2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6328" calcext:value-type="float">
            <text:p>45.2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328" calcext:value-type="float">
            <text:p>45.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804" calcext:value-type="float">
            <text:p>45.2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6328" calcext:value-type="float">
            <text:p>45.2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9856" calcext:value-type="float">
            <text:p>45.3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0712" calcext:value-type="float">
            <text:p>45.3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4136" calcext:value-type="float">
            <text:p>45.2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2904" calcext:value-type="float">
            <text:p>45.3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0336" calcext:value-type="float">
            <text:p>45.3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948" calcext:value-type="float">
            <text:p>45.3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7768" calcext:value-type="float">
            <text:p>45.3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996" calcext:value-type="float">
            <text:p>45.3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2152" calcext:value-type="float">
            <text:p>45.4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8248" calcext:value-type="float">
            <text:p>45.4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092" calcext:value-type="float">
            <text:p>45.4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3592" calcext:value-type="float">
            <text:p>45.5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7976" calcext:value-type="float">
            <text:p>45.5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6264" calcext:value-type="float">
            <text:p>45.5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3216" calcext:value-type="float">
            <text:p>45.5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5784" calcext:value-type="float">
            <text:p>45.5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4928" calcext:value-type="float">
            <text:p>45.5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3968" calcext:value-type="float">
            <text:p>45.4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2528" calcext:value-type="float">
            <text:p>45.3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6912" calcext:value-type="float">
            <text:p>45.3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0816" calcext:value-type="float">
            <text:p>45.3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2152" calcext:value-type="float">
            <text:p>45.4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4344" calcext:value-type="float">
            <text:p>45.4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3008" calcext:value-type="float">
            <text:p>45.4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7768" calcext:value-type="float">
            <text:p>45.3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9" calcext:value-type="float">
            <text:p>45.3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852" calcext:value-type="float">
            <text:p>45.3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2424" calcext:value-type="float">
            <text:p>45.3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7184" calcext:value-type="float">
            <text:p>45.2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852" calcext:value-type="float">
            <text:p>45.3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2528" calcext:value-type="float">
            <text:p>45.3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092" calcext:value-type="float">
            <text:p>45.4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3696" calcext:value-type="float">
            <text:p>45.5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3592" calcext:value-type="float">
            <text:p>45.5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3968" calcext:value-type="float">
            <text:p>45.4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3008" calcext:value-type="float">
            <text:p>45.4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24" calcext:value-type="float">
            <text:p>45.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1672" calcext:value-type="float">
            <text:p>45.3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8624" calcext:value-type="float">
            <text:p>45.3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3008" calcext:value-type="float">
            <text:p>45.4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2152" calcext:value-type="float">
            <text:p>45.4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1776" calcext:value-type="float">
            <text:p>45.4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616" calcext:value-type="float">
            <text:p>45.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5784" calcext:value-type="float">
            <text:p>45.5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6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9416" calcext:value-type="float">
            <text:p>45.6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8936" calcext:value-type="float">
            <text:p>45.5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7392" calcext:value-type="float">
            <text:p>45.4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3488" calcext:value-type="float">
            <text:p>45.4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1776" calcext:value-type="float">
            <text:p>45.4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0064" calcext:value-type="float">
            <text:p>45.4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1776" calcext:value-type="float">
            <text:p>45.4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1776" calcext:value-type="float">
            <text:p>45.4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4824" calcext:value-type="float">
            <text:p>45.4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3008" calcext:value-type="float">
            <text:p>45.4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0816" calcext:value-type="float">
            <text:p>45.3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3008" calcext:value-type="float">
            <text:p>45.4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1296" calcext:value-type="float">
            <text:p>45.4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8248" calcext:value-type="float">
            <text:p>45.4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6056" calcext:value-type="float">
            <text:p>45.4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8248" calcext:value-type="float">
            <text:p>45.4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2632" calcext:value-type="float">
            <text:p>45.4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8352" calcext:value-type="float">
            <text:p>45.4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5784" calcext:value-type="float">
            <text:p>45.5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4928" calcext:value-type="float">
            <text:p>45.5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9416" calcext:value-type="float">
            <text:p>45.6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3696" calcext:value-type="float">
            <text:p>45.5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7976" calcext:value-type="float">
            <text:p>45.5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5784" calcext:value-type="float">
            <text:p>45.5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6264" calcext:value-type="float">
            <text:p>45.5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1776" calcext:value-type="float">
            <text:p>45.4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9104" calcext:value-type="float">
            <text:p>45.4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0816" calcext:value-type="float">
            <text:p>45.3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0336" calcext:value-type="float">
            <text:p>45.3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5952" calcext:value-type="float">
            <text:p>45.3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4616" calcext:value-type="float">
            <text:p>45.3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852" calcext:value-type="float">
            <text:p>45.3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0232" calcext:value-type="float">
            <text:p>45.2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5848" calcext:value-type="float">
            <text:p>45.2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9376" calcext:value-type="float">
            <text:p>45.2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4616" calcext:value-type="float">
            <text:p>45.3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1464" calcext:value-type="float">
            <text:p>45.2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5472" calcext:value-type="float">
            <text:p>45.3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9" calcext:value-type="float">
            <text:p>45.3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2904" calcext:value-type="float">
            <text:p>45.3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1192" calcext:value-type="float">
            <text:p>45.3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5096" calcext:value-type="float">
            <text:p>45.3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2904" calcext:value-type="float">
            <text:p>45.3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2904" calcext:value-type="float">
            <text:p>45.3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6912" calcext:value-type="float">
            <text:p>45.3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6536" calcext:value-type="float">
            <text:p>45.4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1672" calcext:value-type="float">
            <text:p>45.3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2904" calcext:value-type="float">
            <text:p>45.3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8624" calcext:value-type="float">
            <text:p>45.3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7768" calcext:value-type="float">
            <text:p>45.3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9" calcext:value-type="float">
            <text:p>45.3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7184" calcext:value-type="float">
            <text:p>45.2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1568" calcext:value-type="float">
            <text:p>45.3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0336" calcext:value-type="float">
            <text:p>45.3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9856" calcext:value-type="float">
            <text:p>45.3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4992" calcext:value-type="float">
            <text:p>45.2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328" calcext:value-type="float">
            <text:p>45.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0232" calcext:value-type="float">
            <text:p>45.2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28" calcext:value-type="float">
            <text:p>45.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5472" calcext:value-type="float">
            <text:p>45.3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6808" calcext:value-type="float">
            <text:p>45.3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5472" calcext:value-type="float">
            <text:p>45.3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0984" calcext:value-type="float">
            <text:p>45.2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2904" calcext:value-type="float">
            <text:p>45.3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9104" calcext:value-type="float">
            <text:p>45.4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6056" calcext:value-type="float">
            <text:p>45.4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8728" calcext:value-type="float">
            <text:p>45.4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7768" calcext:value-type="float">
            <text:p>45.3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2632" calcext:value-type="float">
            <text:p>45.4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0064" calcext:value-type="float">
            <text:p>45.4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5-03-25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568" calcext:value-type="float">
            <text:p>45.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2-16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4888" calcext:value-type="float">
            <text:p>45.2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1464" calcext:value-type="float">
            <text:p>45.2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4136" calcext:value-type="float">
            <text:p>45.2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5952" calcext:value-type="float">
            <text:p>45.3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9856" calcext:value-type="float">
            <text:p>45.3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804" calcext:value-type="float">
            <text:p>45.2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4992" calcext:value-type="float">
            <text:p>45.2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6224" calcext:value-type="float">
            <text:p>45.2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9648" calcext:value-type="float">
            <text:p>45.1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2696" calcext:value-type="float">
            <text:p>45.1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756" calcext:value-type="float">
            <text:p>45.2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9376" calcext:value-type="float">
            <text:p>45.2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9648" calcext:value-type="float">
            <text:p>45.1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8416" calcext:value-type="float">
            <text:p>45.2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7184" calcext:value-type="float">
            <text:p>45.2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5848" calcext:value-type="float">
            <text:p>45.2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0608" calcext:value-type="float">
            <text:p>45.2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756" calcext:value-type="float">
            <text:p>45.2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232" calcext:value-type="float">
            <text:p>45.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4032" calcext:value-type="float">
            <text:p>45.2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6224" calcext:value-type="float">
            <text:p>45.2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6224" calcext:value-type="float">
            <text:p>45.2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66" calcext:value-type="float">
            <text:p>45.1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7936" calcext:value-type="float">
            <text:p>45.2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1464" calcext:value-type="float">
            <text:p>45.2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5368" calcext:value-type="float">
            <text:p>45.2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184" calcext:value-type="float">
            <text:p>45.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088" calcext:value-type="float">
            <text:p>45.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0504" calcext:value-type="float">
            <text:p>45.1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184" calcext:value-type="float">
            <text:p>45.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2696" calcext:value-type="float">
            <text:p>45.1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232" calcext:value-type="float">
            <text:p>45.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4888" calcext:value-type="float">
            <text:p>45.2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5744" calcext:value-type="float">
            <text:p>45.1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4512" calcext:value-type="float">
            <text:p>45.2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9272" calcext:value-type="float">
            <text:p>45.2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8312" calcext:value-type="float">
            <text:p>45.1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4032" calcext:value-type="float">
            <text:p>45.2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756" calcext:value-type="float">
            <text:p>45.2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9752" calcext:value-type="float">
            <text:p>45.2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6704" calcext:value-type="float">
            <text:p>45.2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3552" calcext:value-type="float">
            <text:p>45.1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0504" calcext:value-type="float">
            <text:p>45.1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3656" calcext:value-type="float">
            <text:p>45.2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1088" calcext:value-type="float">
            <text:p>45.2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8416" calcext:value-type="float">
            <text:p>45.2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3656" calcext:value-type="float">
            <text:p>45.2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7936" calcext:value-type="float">
            <text:p>45.2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0128" calcext:value-type="float">
            <text:p>45.2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1944" calcext:value-type="float">
            <text:p>45.2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2904" calcext:value-type="float">
            <text:p>45.3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1568" calcext:value-type="float">
            <text:p>45.3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8896" calcext:value-type="float">
            <text:p>45.2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9376" calcext:value-type="float">
            <text:p>45.2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756" calcext:value-type="float">
            <text:p>45.2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5848" calcext:value-type="float">
            <text:p>45.2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4992" calcext:value-type="float">
            <text:p>45.2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1568" calcext:value-type="float">
            <text:p>45.3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6328" calcext:value-type="float">
            <text:p>45.2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3656" calcext:value-type="float">
            <text:p>45.2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0232" calcext:value-type="float">
            <text:p>45.2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7664" calcext:value-type="float">
            <text:p>45.3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5472" calcext:value-type="float">
            <text:p>45.3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804" calcext:value-type="float">
            <text:p>45.2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328" calcext:value-type="float">
            <text:p>45.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852" calcext:value-type="float">
            <text:p>45.3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376" calcext:value-type="float">
            <text:p>45.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4136" calcext:value-type="float">
            <text:p>45.2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4992" calcext:value-type="float">
            <text:p>45.2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6328" calcext:value-type="float">
            <text:p>45.2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0232" calcext:value-type="float">
            <text:p>45.2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804" calcext:value-type="float">
            <text:p>45.2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948" calcext:value-type="float">
            <text:p>45.3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3384" calcext:value-type="float">
            <text:p>45.3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6328" calcext:value-type="float">
            <text:p>45.2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8624" calcext:value-type="float">
            <text:p>45.3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5952" calcext:value-type="float">
            <text:p>45.3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2528" calcext:value-type="float">
            <text:p>45.3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24" calcext:value-type="float">
            <text:p>45.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9856" calcext:value-type="float">
            <text:p>45.3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4616" calcext:value-type="float">
            <text:p>45.3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9-25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376" calcext:value-type="float">
            <text:p>45.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5952" calcext:value-type="float">
            <text:p>45.3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9856" calcext:value-type="float">
            <text:p>45.3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2048" calcext:value-type="float">
            <text:p>45.3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7664" calcext:value-type="float">
            <text:p>45.3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4616" calcext:value-type="float">
            <text:p>45.3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376" calcext:value-type="float">
            <text:p>45.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9-18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3864" calcext:value-type="float">
            <text:p>45.3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3384" calcext:value-type="float">
            <text:p>45.3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7768" calcext:value-type="float">
            <text:p>45.3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5576" calcext:value-type="float">
            <text:p>45.3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8624" calcext:value-type="float">
            <text:p>45.3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3864" calcext:value-type="float">
            <text:p>45.3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9104" calcext:value-type="float">
            <text:p>45.4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3008" calcext:value-type="float">
            <text:p>45.4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3384" calcext:value-type="float">
            <text:p>45.3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6808" calcext:value-type="float">
            <text:p>45.3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24" calcext:value-type="float">
            <text:p>45.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3384" calcext:value-type="float">
            <text:p>45.3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996" calcext:value-type="float">
            <text:p>45.3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2152" calcext:value-type="float">
            <text:p>45.4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0336" calcext:value-type="float">
            <text:p>45.3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852" calcext:value-type="float">
            <text:p>45.3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328" calcext:value-type="float">
            <text:p>45.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6808" calcext:value-type="float">
            <text:p>45.3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24" calcext:value-type="float">
            <text:p>45.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5576" calcext:value-type="float">
            <text:p>45.3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2256" calcext:value-type="float">
            <text:p>45.4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7224" calcext:value-type="float">
            <text:p>45.6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4448" calcext:value-type="float">
            <text:p>45.4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0712" calcext:value-type="float">
            <text:p>45.3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1944" calcext:value-type="float">
            <text:p>45.2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0608" calcext:value-type="float">
            <text:p>45.2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8416" calcext:value-type="float">
            <text:p>45.2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3656" calcext:value-type="float">
            <text:p>45.2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1944" calcext:value-type="float">
            <text:p>45.2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4992" calcext:value-type="float">
            <text:p>45.2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6328" calcext:value-type="float">
            <text:p>45.2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1192" calcext:value-type="float">
            <text:p>45.3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8832" calcext:value-type="float">
            <text:p>45.5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9792" calcext:value-type="float">
            <text:p>45.5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996" calcext:value-type="float">
            <text:p>45.3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4616" calcext:value-type="float">
            <text:p>45.3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8896" calcext:value-type="float">
            <text:p>45.2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1464" calcext:value-type="float">
            <text:p>45.2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708" calcext:value-type="float">
            <text:p>45.2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708" calcext:value-type="float">
            <text:p>45.2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756" calcext:value-type="float">
            <text:p>45.2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852" calcext:value-type="float">
            <text:p>45.3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9856" calcext:value-type="float">
            <text:p>45.3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1192" calcext:value-type="float">
            <text:p>45.3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2632" calcext:value-type="float">
            <text:p>45.4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9416" calcext:value-type="float">
            <text:p>45.6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4112" calcext:value-type="float">
            <text:p>45.8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0792" calcext:value-type="float">
            <text:p>45.9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236" calcext:value-type="float">
            <text:p>45.5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9688" calcext:value-type="float">
            <text:p>45.5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5304" calcext:value-type="float">
            <text:p>45.4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2256" calcext:value-type="float">
            <text:p>45.4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2256" calcext:value-type="float">
            <text:p>45.4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9208" calcext:value-type="float">
            <text:p>45.4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7016" calcext:value-type="float">
            <text:p>45.4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7872" calcext:value-type="float">
            <text:p>45.4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0064" calcext:value-type="float">
            <text:p>45.4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092" calcext:value-type="float">
            <text:p>45.4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7872" calcext:value-type="float">
            <text:p>45.4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616" calcext:value-type="float">
            <text:p>45.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0064" calcext:value-type="float">
            <text:p>45.4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044" calcext:value-type="float">
            <text:p>45.4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3008" calcext:value-type="float">
            <text:p>45.4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4344" calcext:value-type="float">
            <text:p>45.4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3488" calcext:value-type="float">
            <text:p>45.4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8248" calcext:value-type="float">
            <text:p>45.4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5576" calcext:value-type="float">
            <text:p>45.3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2048" calcext:value-type="float">
            <text:p>45.3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0712" calcext:value-type="float">
            <text:p>45.3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852" calcext:value-type="float">
            <text:p>45.3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852" calcext:value-type="float">
            <text:p>45.3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6808" calcext:value-type="float">
            <text:p>45.3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5952" calcext:value-type="float">
            <text:p>45.3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8144" calcext:value-type="float">
            <text:p>45.3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9856" calcext:value-type="float">
            <text:p>45.3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6328" calcext:value-type="float">
            <text:p>45.2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9" calcext:value-type="float">
            <text:p>45.3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7768" calcext:value-type="float">
            <text:p>45.3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0336" calcext:value-type="float">
            <text:p>45.3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328" calcext:value-type="float">
            <text:p>45.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5096" calcext:value-type="float">
            <text:p>45.3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6-26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4616" calcext:value-type="float">
            <text:p>45.3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2424" calcext:value-type="float">
            <text:p>45.3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6808" calcext:value-type="float">
            <text:p>45.3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2632" calcext:value-type="float">
            <text:p>45.4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9896" calcext:value-type="float">
            <text:p>45.6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4592" calcext:value-type="float">
            <text:p>45.8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4216" calcext:value-type="float">
            <text:p>45.9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8976" calcext:value-type="float">
            <text:p>45.9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1272" calcext:value-type="float">
            <text:p>45.9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5656" calcext:value-type="float">
            <text:p>46.0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2712" calcext:value-type="float">
            <text:p>46.0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2232" calcext:value-type="float">
            <text:p>46.0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3088" calcext:value-type="float">
            <text:p>46.0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528" calcext:value-type="float">
            <text:p>46.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7848" calcext:value-type="float">
            <text:p>46.0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1272" calcext:value-type="float">
            <text:p>45.9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6888" calcext:value-type="float">
            <text:p>45.9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9456" calcext:value-type="float">
            <text:p>45.9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0312" calcext:value-type="float">
            <text:p>45.9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0792" calcext:value-type="float">
            <text:p>45.9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004" calcext:value-type="float">
            <text:p>46.0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4528" calcext:value-type="float">
            <text:p>46.1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4152" calcext:value-type="float">
            <text:p>46.1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6824" calcext:value-type="float">
            <text:p>46.2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292" calcext:value-type="float">
            <text:p>46.2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4256" calcext:value-type="float">
            <text:p>46.2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1208" calcext:value-type="float">
            <text:p>46.2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9392" calcext:value-type="float">
            <text:p>46.1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6824" calcext:value-type="float">
            <text:p>46.2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4632" calcext:value-type="float">
            <text:p>46.2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7784" calcext:value-type="float">
            <text:p>46.2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5216" calcext:value-type="float">
            <text:p>46.3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6072" calcext:value-type="float">
            <text:p>46.2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7512" calcext:value-type="float">
            <text:p>46.3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3504" calcext:value-type="float">
            <text:p>46.3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3504" calcext:value-type="float">
            <text:p>46.3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3984" calcext:value-type="float">
            <text:p>46.3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2648" calcext:value-type="float">
            <text:p>46.3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8264" calcext:value-type="float">
            <text:p>46.3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4256" calcext:value-type="float">
            <text:p>46.2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0728" calcext:value-type="float">
            <text:p>46.2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8536" calcext:value-type="float">
            <text:p>46.1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6824" calcext:value-type="float">
            <text:p>46.2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6344" calcext:value-type="float">
            <text:p>46.1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7576" calcext:value-type="float">
            <text:p>46.1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9392" calcext:value-type="float">
            <text:p>46.1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4256" calcext:value-type="float">
            <text:p>46.2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1312" calcext:value-type="float">
            <text:p>46.3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1792" calcext:value-type="float">
            <text:p>46.3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1792" calcext:value-type="float">
            <text:p>46.3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3984" calcext:value-type="float">
            <text:p>46.3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3504" calcext:value-type="float">
            <text:p>46.3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5216" calcext:value-type="float">
            <text:p>46.3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7032" calcext:value-type="float">
            <text:p>46.3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4464" calcext:value-type="float">
            <text:p>46.3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5216" calcext:value-type="float">
            <text:p>46.3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6552" calcext:value-type="float">
            <text:p>46.3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3984" calcext:value-type="float">
            <text:p>46.3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532" calcext:value-type="float">
            <text:p>46.3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3504" calcext:value-type="float">
            <text:p>46.3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1312" calcext:value-type="float">
            <text:p>46.3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4464" calcext:value-type="float">
            <text:p>46.3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3984" calcext:value-type="float">
            <text:p>46.3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8744" calcext:value-type="float">
            <text:p>46.3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532" calcext:value-type="float">
            <text:p>46.3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1792" calcext:value-type="float">
            <text:p>46.3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3984" calcext:value-type="float">
            <text:p>46.3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6552" calcext:value-type="float">
            <text:p>46.3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436" calcext:value-type="float">
            <text:p>46.3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6656" calcext:value-type="float">
            <text:p>46.3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532" calcext:value-type="float">
            <text:p>46.3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5696" calcext:value-type="float">
            <text:p>46.3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3128" calcext:value-type="float">
            <text:p>46.3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532" calcext:value-type="float">
            <text:p>46.3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2272" calcext:value-type="float">
            <text:p>46.3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3128" calcext:value-type="float">
            <text:p>46.3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1896" calcext:value-type="float">
            <text:p>46.4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7136" calcext:value-type="float">
            <text:p>46.4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0936" calcext:value-type="float">
            <text:p>46.3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1792" calcext:value-type="float">
            <text:p>46.3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8368" calcext:value-type="float">
            <text:p>46.3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8472" calcext:value-type="float">
            <text:p>46.4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2376" calcext:value-type="float">
            <text:p>46.4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3-21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4568" calcext:value-type="float">
            <text:p>46.4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3712" calcext:value-type="float">
            <text:p>46.4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4464" calcext:value-type="float">
            <text:p>46.3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5424" calcext:value-type="float">
            <text:p>46.4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9328" calcext:value-type="float">
            <text:p>46.4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7512" calcext:value-type="float">
            <text:p>46.3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9328" calcext:value-type="float">
            <text:p>46.4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2376" calcext:value-type="float">
            <text:p>46.4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4944" calcext:value-type="float">
            <text:p>46.4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4464" calcext:value-type="float">
            <text:p>46.3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8368" calcext:value-type="float">
            <text:p>46.3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4088" calcext:value-type="float">
            <text:p>46.4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104" calcext:value-type="float">
            <text:p>46.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7136" calcext:value-type="float">
            <text:p>46.4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1896" calcext:value-type="float">
            <text:p>46.4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7992" calcext:value-type="float">
            <text:p>46.4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7032" calcext:value-type="float">
            <text:p>46.3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7512" calcext:value-type="float">
            <text:p>46.3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7512" calcext:value-type="float">
            <text:p>46.3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3232" calcext:value-type="float">
            <text:p>46.4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2856" calcext:value-type="float">
            <text:p>46.4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0936" calcext:value-type="float">
            <text:p>46.3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532" calcext:value-type="float">
            <text:p>46.3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3608" calcext:value-type="float">
            <text:p>46.3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2272" calcext:value-type="float">
            <text:p>46.3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1416" calcext:value-type="float">
            <text:p>46.3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9704" calcext:value-type="float">
            <text:p>46.3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3128" calcext:value-type="float">
            <text:p>46.3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4944" calcext:value-type="float">
            <text:p>46.4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8848" calcext:value-type="float">
            <text:p>46.4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9704" calcext:value-type="float">
            <text:p>46.3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9704" calcext:value-type="float">
            <text:p>46.3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532" calcext:value-type="float">
            <text:p>46.3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6656" calcext:value-type="float">
            <text:p>46.3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7992" calcext:value-type="float">
            <text:p>46.4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2272" calcext:value-type="float">
            <text:p>46.3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5216" calcext:value-type="float">
            <text:p>46.3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532" calcext:value-type="float">
            <text:p>46.3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4464" calcext:value-type="float">
            <text:p>46.3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2272" calcext:value-type="float">
            <text:p>46.3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1416" calcext:value-type="float">
            <text:p>46.3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7032" calcext:value-type="float">
            <text:p>46.3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3504" calcext:value-type="float">
            <text:p>46.3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3504" calcext:value-type="float">
            <text:p>46.3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6072" calcext:value-type="float">
            <text:p>46.2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9976" calcext:value-type="float">
            <text:p>46.2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8264" calcext:value-type="float">
            <text:p>46.3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4736" calcext:value-type="float">
            <text:p>46.2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3984" calcext:value-type="float">
            <text:p>46.3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3024" calcext:value-type="float">
            <text:p>46.2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5216" calcext:value-type="float">
            <text:p>46.3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8368" calcext:value-type="float">
            <text:p>46.3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2752" calcext:value-type="float">
            <text:p>46.4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2272" calcext:value-type="float">
            <text:p>46.3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3984" calcext:value-type="float">
            <text:p>46.3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8368" calcext:value-type="float">
            <text:p>46.3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1312" calcext:value-type="float">
            <text:p>46.3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6072" calcext:value-type="float">
            <text:p>46.2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8368" calcext:value-type="float">
            <text:p>46.3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6176" calcext:value-type="float">
            <text:p>46.3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1312" calcext:value-type="float">
            <text:p>46.3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0936" calcext:value-type="float">
            <text:p>46.3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7512" calcext:value-type="float">
            <text:p>46.3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4464" calcext:value-type="float">
            <text:p>46.3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2648" calcext:value-type="float">
            <text:p>46.3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6176" calcext:value-type="float">
            <text:p>46.3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1416" calcext:value-type="float">
            <text:p>46.3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7032" calcext:value-type="float">
            <text:p>46.3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1792" calcext:value-type="float">
            <text:p>46.3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3984" calcext:value-type="float">
            <text:p>46.3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532" calcext:value-type="float">
            <text:p>46.3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2-22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6176" calcext:value-type="float">
            <text:p>46.3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9704" calcext:value-type="float">
            <text:p>46.3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58" calcext:value-type="float">
            <text:p>46.4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2272" calcext:value-type="float">
            <text:p>46.3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6656" calcext:value-type="float">
            <text:p>46.3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1792" calcext:value-type="float">
            <text:p>46.3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1792" calcext:value-type="float">
            <text:p>46.3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1416" calcext:value-type="float">
            <text:p>46.3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1896" calcext:value-type="float">
            <text:p>46.4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2376" calcext:value-type="float">
            <text:p>46.4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3232" calcext:value-type="float">
            <text:p>46.4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6656" calcext:value-type="float">
            <text:p>46.3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104" calcext:value-type="float">
            <text:p>46.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2272" calcext:value-type="float">
            <text:p>46.3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3504" calcext:value-type="float">
            <text:p>46.3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7408" calcext:value-type="float">
            <text:p>46.3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58" calcext:value-type="float">
            <text:p>46.4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2272" calcext:value-type="float">
            <text:p>46.3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8368" calcext:value-type="float">
            <text:p>46.3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1792" calcext:value-type="float">
            <text:p>46.3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7408" calcext:value-type="float">
            <text:p>46.3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3128" calcext:value-type="float">
            <text:p>46.3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5216" calcext:value-type="float">
            <text:p>46.3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7032" calcext:value-type="float">
            <text:p>46.3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7136" calcext:value-type="float">
            <text:p>46.4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6656" calcext:value-type="float">
            <text:p>46.3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5696" calcext:value-type="float">
            <text:p>46.3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1416" calcext:value-type="float">
            <text:p>46.3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3128" calcext:value-type="float">
            <text:p>46.3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0936" calcext:value-type="float">
            <text:p>46.3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3128" calcext:value-type="float">
            <text:p>46.3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2168" calcext:value-type="float">
            <text:p>46.3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7512" calcext:value-type="float">
            <text:p>46.3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8368" calcext:value-type="float">
            <text:p>46.3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7512" calcext:value-type="float">
            <text:p>46.3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6072" calcext:value-type="float">
            <text:p>46.2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7032" calcext:value-type="float">
            <text:p>46.3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7408" calcext:value-type="float">
            <text:p>46.3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7408" calcext:value-type="float">
            <text:p>46.3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2648" calcext:value-type="float">
            <text:p>46.3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5696" calcext:value-type="float">
            <text:p>46.3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7408" calcext:value-type="float">
            <text:p>46.3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8368" calcext:value-type="float">
            <text:p>46.3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3984" calcext:value-type="float">
            <text:p>46.3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7408" calcext:value-type="float">
            <text:p>46.3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3128" calcext:value-type="float">
            <text:p>46.3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2272" calcext:value-type="float">
            <text:p>46.3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1896" calcext:value-type="float">
            <text:p>46.4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4464" calcext:value-type="float">
            <text:p>46.3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3128" calcext:value-type="float">
            <text:p>46.3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8744" calcext:value-type="float">
            <text:p>46.3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8264" calcext:value-type="float">
            <text:p>46.3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2648" calcext:value-type="float">
            <text:p>46.3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6656" calcext:value-type="float">
            <text:p>46.3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4088" calcext:value-type="float">
            <text:p>46.4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9704" calcext:value-type="float">
            <text:p>46.3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4944" calcext:value-type="float">
            <text:p>46.4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6656" calcext:value-type="float">
            <text:p>46.3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3608" calcext:value-type="float">
            <text:p>46.3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2752" calcext:value-type="float">
            <text:p>46.4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1896" calcext:value-type="float">
            <text:p>46.4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9328" calcext:value-type="float">
            <text:p>46.4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4088" calcext:value-type="float">
            <text:p>46.4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104" calcext:value-type="float">
            <text:p>46.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104" calcext:value-type="float">
            <text:p>46.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6656" calcext:value-type="float">
            <text:p>46.3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2752" calcext:value-type="float">
            <text:p>46.4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1896" calcext:value-type="float">
            <text:p>46.4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6656" calcext:value-type="float">
            <text:p>46.3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7512" calcext:value-type="float">
            <text:p>46.3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2752" calcext:value-type="float">
            <text:p>46.4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1896" calcext:value-type="float">
            <text:p>46.4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3232" calcext:value-type="float">
            <text:p>46.4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0184" calcext:value-type="float">
            <text:p>46.4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676" calcext:value-type="float">
            <text:p>46.4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1144" calcext:value-type="float">
            <text:p>46.4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1144" calcext:value-type="float">
            <text:p>46.4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0184" calcext:value-type="float">
            <text:p>46.4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8096" calcext:value-type="float">
            <text:p>46.4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868" calcext:value-type="float">
            <text:p>46.5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012" calcext:value-type="float">
            <text:p>46.6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8616" calcext:value-type="float">
            <text:p>46.8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0328" calcext:value-type="float">
            <text:p>46.8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9-11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4504" calcext:value-type="float">
            <text:p>46.7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3648" calcext:value-type="float">
            <text:p>46.7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8032" calcext:value-type="float">
            <text:p>46.7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6424" calcext:value-type="float">
            <text:p>46.8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1288" calcext:value-type="float">
            <text:p>46.8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8512" calcext:value-type="float">
            <text:p>46.7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2416" calcext:value-type="float">
            <text:p>46.7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6528" calcext:value-type="float">
            <text:p>46.8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6424" calcext:value-type="float">
            <text:p>46.8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0808" calcext:value-type="float">
            <text:p>46.8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9576" calcext:value-type="float">
            <text:p>46.8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2728" calcext:value-type="float">
            <text:p>46.9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8072" calcext:value-type="float">
            <text:p>47.0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9304" calcext:value-type="float">
            <text:p>47.0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6256" calcext:value-type="float">
            <text:p>47.0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5296" calcext:value-type="float">
            <text:p>46.9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204" calcext:value-type="float">
            <text:p>46.8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6048" calcext:value-type="float">
            <text:p>46.8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8344" calcext:value-type="float">
            <text:p>46.9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6528" calcext:value-type="float">
            <text:p>46.8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9472" calcext:value-type="float">
            <text:p>46.8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4336" calcext:value-type="float">
            <text:p>46.8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724" calcext:value-type="float">
            <text:p>46.4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7992" calcext:value-type="float">
            <text:p>46.4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7032" calcext:value-type="float">
            <text:p>46.3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0184" calcext:value-type="float">
            <text:p>46.4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8096" calcext:value-type="float">
            <text:p>46.4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6968" calcext:value-type="float">
            <text:p>46.6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3752" calcext:value-type="float">
            <text:p>46.7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6632" calcext:value-type="float">
            <text:p>46.9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4232" calcext:value-type="float">
            <text:p>46.8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6968" calcext:value-type="float">
            <text:p>46.6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7928" calcext:value-type="float">
            <text:p>46.6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8616" calcext:value-type="float">
            <text:p>46.8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1392" calcext:value-type="float">
            <text:p>46.9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6528" calcext:value-type="float">
            <text:p>46.8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0432" calcext:value-type="float">
            <text:p>46.8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4024" calcext:value-type="float">
            <text:p>46.6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1896" calcext:value-type="float">
            <text:p>46.4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532" calcext:value-type="float">
            <text:p>46.3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6176" calcext:value-type="float">
            <text:p>46.3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7512" calcext:value-type="float">
            <text:p>46.3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6656" calcext:value-type="float">
            <text:p>46.3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8848" calcext:value-type="float">
            <text:p>46.4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9328" calcext:value-type="float">
            <text:p>46.4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3816" calcext:value-type="float">
            <text:p>46.5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3064" calcext:value-type="float">
            <text:p>46.6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6216" calcext:value-type="float">
            <text:p>46.6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1184" calcext:value-type="float">
            <text:p>46.8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9952" calcext:value-type="float">
            <text:p>46.8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0704" calcext:value-type="float">
            <text:p>46.7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012" calcext:value-type="float">
            <text:p>46.6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1144" calcext:value-type="float">
            <text:p>46.4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5904" calcext:value-type="float">
            <text:p>46.4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5152" calcext:value-type="float">
            <text:p>46.5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6968" calcext:value-type="float">
            <text:p>46.6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1832" calcext:value-type="float">
            <text:p>46.6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252" calcext:value-type="float">
            <text:p>46.8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5736" calcext:value-type="float">
            <text:p>46.6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2856" calcext:value-type="float">
            <text:p>46.4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0288" calcext:value-type="float">
            <text:p>46.5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5256" calcext:value-type="float">
            <text:p>46.6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4608" calcext:value-type="float">
            <text:p>46.7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7384" calcext:value-type="float">
            <text:p>46.8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0704" calcext:value-type="float">
            <text:p>46.7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4672" calcext:value-type="float">
            <text:p>46.5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7136" calcext:value-type="float">
            <text:p>46.4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7992" calcext:value-type="float">
            <text:p>46.4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6384" calcext:value-type="float">
            <text:p>46.5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0016" calcext:value-type="float">
            <text:p>46.6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7176" calcext:value-type="float">
            <text:p>46.7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252" calcext:value-type="float">
            <text:p>46.8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1936" calcext:value-type="float">
            <text:p>46.7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7448" calcext:value-type="float">
            <text:p>46.6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5088" calcext:value-type="float">
            <text:p>46.8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6424" calcext:value-type="float">
            <text:p>46.8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2416" calcext:value-type="float">
            <text:p>46.7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06" calcext:value-type="float">
            <text:p>46.7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6488" calcext:value-type="float">
            <text:p>46.5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6384" calcext:value-type="float">
            <text:p>46.5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6-13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6384" calcext:value-type="float">
            <text:p>46.5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5048" calcext:value-type="float">
            <text:p>46.4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1352" calcext:value-type="float">
            <text:p>46.6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4608" calcext:value-type="float">
            <text:p>46.7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916" calcext:value-type="float">
            <text:p>46.6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1144" calcext:value-type="float">
            <text:p>46.4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8576" calcext:value-type="float">
            <text:p>46.5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5256" calcext:value-type="float">
            <text:p>46.6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2584" calcext:value-type="float">
            <text:p>46.5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1248" calcext:value-type="float">
            <text:p>46.5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6112" calcext:value-type="float">
            <text:p>46.6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9432" calcext:value-type="float">
            <text:p>46.5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2168" calcext:value-type="float">
            <text:p>46.3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5968" calcext:value-type="float">
            <text:p>46.2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8912" calcext:value-type="float">
            <text:p>46.1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6344" calcext:value-type="float">
            <text:p>46.1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1688" calcext:value-type="float">
            <text:p>46.2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4528" calcext:value-type="float">
            <text:p>46.1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8704" calcext:value-type="float">
            <text:p>46.0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5552" calcext:value-type="float">
            <text:p>45.9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1168" calcext:value-type="float">
            <text:p>45.9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5928" calcext:value-type="float">
            <text:p>45.9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9352" calcext:value-type="float">
            <text:p>45.8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3736" calcext:value-type="float">
            <text:p>45.8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2024" calcext:value-type="float">
            <text:p>45.9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0896" calcext:value-type="float">
            <text:p>46.0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7576" calcext:value-type="float">
            <text:p>46.1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1104" calcext:value-type="float">
            <text:p>46.1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2816" calcext:value-type="float">
            <text:p>46.1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3672" calcext:value-type="float">
            <text:p>46.1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3672" calcext:value-type="float">
            <text:p>46.1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3672" calcext:value-type="float">
            <text:p>46.1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148" calcext:value-type="float">
            <text:p>46.1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2336" calcext:value-type="float">
            <text:p>46.1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8328" calcext:value-type="float">
            <text:p>46.0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148" calcext:value-type="float">
            <text:p>46.1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2336" calcext:value-type="float">
            <text:p>46.1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2336" calcext:value-type="float">
            <text:p>46.1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2712" calcext:value-type="float">
            <text:p>46.0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3088" calcext:value-type="float">
            <text:p>46.0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2608" calcext:value-type="float">
            <text:p>46.0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8224" calcext:value-type="float">
            <text:p>45.9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6512" calcext:value-type="float">
            <text:p>46.0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8704" calcext:value-type="float">
            <text:p>46.0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8328" calcext:value-type="float">
            <text:p>46.0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2608" calcext:value-type="float">
            <text:p>46.0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5384" calcext:value-type="float">
            <text:p>46.1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0624" calcext:value-type="float">
            <text:p>46.1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3-30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1208" calcext:value-type="float">
            <text:p>46.2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0728" calcext:value-type="float">
            <text:p>46.2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4736" calcext:value-type="float">
            <text:p>46.2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6928" calcext:value-type="float">
            <text:p>46.2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6552" calcext:value-type="float">
            <text:p>46.3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1312" calcext:value-type="float">
            <text:p>46.3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6176" calcext:value-type="float">
            <text:p>46.3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7136" calcext:value-type="float">
            <text:p>46.4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7992" calcext:value-type="float">
            <text:p>46.4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0184" calcext:value-type="float">
            <text:p>46.4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0184" calcext:value-type="float">
            <text:p>46.4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3712" calcext:value-type="float">
            <text:p>46.4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6384" calcext:value-type="float">
            <text:p>46.5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5048" calcext:value-type="float">
            <text:p>46.4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4088" calcext:value-type="float">
            <text:p>46.4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3232" calcext:value-type="float">
            <text:p>46.4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724" calcext:value-type="float">
            <text:p>46.4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9432" calcext:value-type="float">
            <text:p>46.5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9328" calcext:value-type="float">
            <text:p>46.4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3712" calcext:value-type="float">
            <text:p>46.4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5048" calcext:value-type="float">
            <text:p>46.4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8576" calcext:value-type="float">
            <text:p>46.5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3816" calcext:value-type="float">
            <text:p>46.5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1624" calcext:value-type="float">
            <text:p>46.5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8952" calcext:value-type="float">
            <text:p>46.4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6864" calcext:value-type="float">
            <text:p>46.5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0288" calcext:value-type="float">
            <text:p>46.5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5528" calcext:value-type="float">
            <text:p>46.5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7136" calcext:value-type="float">
            <text:p>46.4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676" calcext:value-type="float">
            <text:p>46.4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1144" calcext:value-type="float">
            <text:p>46.4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7824" calcext:value-type="float">
            <text:p>46.5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6864" calcext:value-type="float">
            <text:p>46.5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4192" calcext:value-type="float">
            <text:p>46.4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1144" calcext:value-type="float">
            <text:p>46.4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0664" calcext:value-type="float">
            <text:p>46.4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8952" calcext:value-type="float">
            <text:p>46.4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3336" calcext:value-type="float">
            <text:p>46.5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868" calcext:value-type="float">
            <text:p>46.5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9912" calcext:value-type="float">
            <text:p>46.5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5424" calcext:value-type="float">
            <text:p>46.4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724" calcext:value-type="float">
            <text:p>46.4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4192" calcext:value-type="float">
            <text:p>46.4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1624" calcext:value-type="float">
            <text:p>46.5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0392" calcext:value-type="float">
            <text:p>46.5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9432" calcext:value-type="float">
            <text:p>46.5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8576" calcext:value-type="float">
            <text:p>46.5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6384" calcext:value-type="float">
            <text:p>46.5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0664" calcext:value-type="float">
            <text:p>46.4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8952" calcext:value-type="float">
            <text:p>46.4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7136" calcext:value-type="float">
            <text:p>46.4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6864" calcext:value-type="float">
            <text:p>46.5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5528" calcext:value-type="float">
            <text:p>46.5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8096" calcext:value-type="float">
            <text:p>46.4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6384" calcext:value-type="float">
            <text:p>46.5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5152" calcext:value-type="float">
            <text:p>46.5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2856" calcext:value-type="float">
            <text:p>46.4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5528" calcext:value-type="float">
            <text:p>46.5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4192" calcext:value-type="float">
            <text:p>46.4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1624" calcext:value-type="float">
            <text:p>46.5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9432" calcext:value-type="float">
            <text:p>46.5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0288" calcext:value-type="float">
            <text:p>46.5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1624" calcext:value-type="float">
            <text:p>46.5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2104" calcext:value-type="float">
            <text:p>46.5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8952" calcext:value-type="float">
            <text:p>46.4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772" calcext:value-type="float">
            <text:p>46.5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1144" calcext:value-type="float">
            <text:p>46.4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3232" calcext:value-type="float">
            <text:p>46.4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8472" calcext:value-type="float">
            <text:p>46.4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5904" calcext:value-type="float">
            <text:p>46.4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9912" calcext:value-type="float">
            <text:p>46.5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6864" calcext:value-type="float">
            <text:p>46.5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9808" calcext:value-type="float">
            <text:p>46.4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9328" calcext:value-type="float">
            <text:p>46.4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5904" calcext:value-type="float">
            <text:p>46.4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772" calcext:value-type="float">
            <text:p>46.5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8576" calcext:value-type="float">
            <text:p>46.5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4088" calcext:value-type="float">
            <text:p>46.4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2752" calcext:value-type="float">
            <text:p>46.4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676" calcext:value-type="float">
            <text:p>46.4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9328" calcext:value-type="float">
            <text:p>46.4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2752" calcext:value-type="float">
            <text:p>46.4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9328" calcext:value-type="float">
            <text:p>46.4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8368" calcext:value-type="float">
            <text:p>46.3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2-28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6552" calcext:value-type="float">
            <text:p>46.3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8744" calcext:value-type="float">
            <text:p>46.3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7992" calcext:value-type="float">
            <text:p>46.4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2752" calcext:value-type="float">
            <text:p>46.4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7136" calcext:value-type="float">
            <text:p>46.4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1896" calcext:value-type="float">
            <text:p>46.4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104" calcext:value-type="float">
            <text:p>46.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3712" calcext:value-type="float">
            <text:p>46.4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0768" calcext:value-type="float">
            <text:p>46.5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4672" calcext:value-type="float">
            <text:p>46.5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3816" calcext:value-type="float">
            <text:p>46.5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5048" calcext:value-type="float">
            <text:p>46.4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4088" calcext:value-type="float">
            <text:p>46.4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532" calcext:value-type="float">
            <text:p>46.3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58" calcext:value-type="float">
            <text:p>46.4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3232" calcext:value-type="float">
            <text:p>46.4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2856" calcext:value-type="float">
            <text:p>46.4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7616" calcext:value-type="float">
            <text:p>46.4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3712" calcext:value-type="float">
            <text:p>46.4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8096" calcext:value-type="float">
            <text:p>46.4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676" calcext:value-type="float">
            <text:p>46.4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3232" calcext:value-type="float">
            <text:p>46.4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5528" calcext:value-type="float">
            <text:p>46.5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9704" calcext:value-type="float">
            <text:p>46.3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3712" calcext:value-type="float">
            <text:p>46.4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1896" calcext:value-type="float">
            <text:p>46.4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1896" calcext:value-type="float">
            <text:p>46.4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7992" calcext:value-type="float">
            <text:p>46.4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3608" calcext:value-type="float">
            <text:p>46.3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5424" calcext:value-type="float">
            <text:p>46.4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2376" calcext:value-type="float">
            <text:p>46.4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7136" calcext:value-type="float">
            <text:p>46.4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2376" calcext:value-type="float">
            <text:p>46.4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7136" calcext:value-type="float">
            <text:p>46.4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104" calcext:value-type="float">
            <text:p>46.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4944" calcext:value-type="float">
            <text:p>46.4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58" calcext:value-type="float">
            <text:p>46.4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7992" calcext:value-type="float">
            <text:p>46.4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7136" calcext:value-type="float">
            <text:p>46.4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7136" calcext:value-type="float">
            <text:p>46.4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5424" calcext:value-type="float">
            <text:p>46.4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9328" calcext:value-type="float">
            <text:p>46.4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4944" calcext:value-type="float">
            <text:p>46.4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2272" calcext:value-type="float">
            <text:p>46.3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532" calcext:value-type="float">
            <text:p>46.3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4568" calcext:value-type="float">
            <text:p>46.4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772" calcext:value-type="float">
            <text:p>46.5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1416" calcext:value-type="float">
            <text:p>46.3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0184" calcext:value-type="float">
            <text:p>46.4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104" calcext:value-type="float">
            <text:p>46.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5424" calcext:value-type="float">
            <text:p>46.4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2376" calcext:value-type="float">
            <text:p>46.4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8848" calcext:value-type="float">
            <text:p>46.4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7512" calcext:value-type="float">
            <text:p>46.3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1896" calcext:value-type="float">
            <text:p>46.4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5424" calcext:value-type="float">
            <text:p>46.4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0664" calcext:value-type="float">
            <text:p>46.4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5424" calcext:value-type="float">
            <text:p>46.4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4088" calcext:value-type="float">
            <text:p>46.4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9704" calcext:value-type="float">
            <text:p>46.3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8368" calcext:value-type="float">
            <text:p>46.3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6176" calcext:value-type="float">
            <text:p>46.3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0936" calcext:value-type="float">
            <text:p>46.3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1416" calcext:value-type="float">
            <text:p>46.3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3232" calcext:value-type="float">
            <text:p>46.4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2376" calcext:value-type="float">
            <text:p>46.4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4568" calcext:value-type="float">
            <text:p>46.4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104" calcext:value-type="float">
            <text:p>46.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1896" calcext:value-type="float">
            <text:p>46.4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7136" calcext:value-type="float">
            <text:p>46.4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58" calcext:value-type="float">
            <text:p>46.4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7992" calcext:value-type="float">
            <text:p>46.4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58" calcext:value-type="float">
            <text:p>46.4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2856" calcext:value-type="float">
            <text:p>46.4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4192" calcext:value-type="float">
            <text:p>46.4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8576" calcext:value-type="float">
            <text:p>46.5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676" calcext:value-type="float">
            <text:p>46.4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7992" calcext:value-type="float">
            <text:p>46.4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2752" calcext:value-type="float">
            <text:p>46.4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4944" calcext:value-type="float">
            <text:p>46.4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3712" calcext:value-type="float">
            <text:p>46.4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4568" calcext:value-type="float">
            <text:p>46.4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4944" calcext:value-type="float">
            <text:p>46.4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1416" calcext:value-type="float">
            <text:p>46.3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3232" calcext:value-type="float">
            <text:p>46.4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104" calcext:value-type="float">
            <text:p>46.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9-19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4088" calcext:value-type="float">
            <text:p>46.4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9-13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5696" calcext:value-type="float">
            <text:p>46.3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0936" calcext:value-type="float">
            <text:p>46.3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2752" calcext:value-type="float">
            <text:p>46.4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2376" calcext:value-type="float">
            <text:p>46.4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3608" calcext:value-type="float">
            <text:p>46.3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7032" calcext:value-type="float">
            <text:p>46.3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104" calcext:value-type="float">
            <text:p>46.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7512" calcext:value-type="float">
            <text:p>46.3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6552" calcext:value-type="float">
            <text:p>46.3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3504" calcext:value-type="float">
            <text:p>46.3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7304" calcext:value-type="float">
            <text:p>46.2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4736" calcext:value-type="float">
            <text:p>46.2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2648" calcext:value-type="float">
            <text:p>46.3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532" calcext:value-type="float">
            <text:p>46.3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8952" calcext:value-type="float">
            <text:p>46.4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3168" calcext:value-type="float">
            <text:p>46.6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8576" calcext:value-type="float">
            <text:p>46.5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1896" calcext:value-type="float">
            <text:p>46.4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6552" calcext:value-type="float">
            <text:p>46.3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7408" calcext:value-type="float">
            <text:p>46.3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3504" calcext:value-type="float">
            <text:p>46.3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8264" calcext:value-type="float">
            <text:p>46.3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7784" calcext:value-type="float">
            <text:p>46.2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9496" calcext:value-type="float">
            <text:p>46.2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1688" calcext:value-type="float">
            <text:p>46.2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0832" calcext:value-type="float">
            <text:p>46.2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388" calcext:value-type="float">
            <text:p>46.2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0832" calcext:value-type="float">
            <text:p>46.2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0832" calcext:value-type="float">
            <text:p>46.2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7784" calcext:value-type="float">
            <text:p>46.2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3504" calcext:value-type="float">
            <text:p>46.3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3128" calcext:value-type="float">
            <text:p>46.3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5696" calcext:value-type="float">
            <text:p>46.3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3984" calcext:value-type="float">
            <text:p>46.3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7512" calcext:value-type="float">
            <text:p>46.3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0664" calcext:value-type="float">
            <text:p>46.4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0872" calcext:value-type="float">
            <text:p>46.6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2688" calcext:value-type="float">
            <text:p>46.6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108" calcext:value-type="float">
            <text:p>46.7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0016" calcext:value-type="float">
            <text:p>46.6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5904" calcext:value-type="float">
            <text:p>46.4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1624" calcext:value-type="float">
            <text:p>46.5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2584" calcext:value-type="float">
            <text:p>46.5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0496" calcext:value-type="float">
            <text:p>46.6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1248" calcext:value-type="float">
            <text:p>46.5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0976" calcext:value-type="float">
            <text:p>46.6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6864" calcext:value-type="float">
            <text:p>46.5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0664" calcext:value-type="float">
            <text:p>46.4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4672" calcext:value-type="float">
            <text:p>46.5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9952" calcext:value-type="float">
            <text:p>46.8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0328" calcext:value-type="float">
            <text:p>46.8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392" calcext:value-type="float">
            <text:p>46.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3504" calcext:value-type="float">
            <text:p>46.3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436" calcext:value-type="float">
            <text:p>46.3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2168" calcext:value-type="float">
            <text:p>46.3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9496" calcext:value-type="float">
            <text:p>46.2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2544" calcext:value-type="float">
            <text:p>46.2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8264" calcext:value-type="float">
            <text:p>46.3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7032" calcext:value-type="float">
            <text:p>46.3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4256" calcext:value-type="float">
            <text:p>46.2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244" calcext:value-type="float">
            <text:p>46.1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1208" calcext:value-type="float">
            <text:p>46.2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1416" calcext:value-type="float">
            <text:p>46.3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0664" calcext:value-type="float">
            <text:p>46.4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2064" calcext:value-type="float">
            <text:p>46.2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6344" calcext:value-type="float">
            <text:p>46.1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196" calcext:value-type="float">
            <text:p>46.1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3296" calcext:value-type="float">
            <text:p>46.1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0352" calcext:value-type="float">
            <text:p>46.2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6552" calcext:value-type="float">
            <text:p>46.3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1896" calcext:value-type="float">
            <text:p>46.4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2104" calcext:value-type="float">
            <text:p>46.5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1456" calcext:value-type="float">
            <text:p>46.7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0224" calcext:value-type="float">
            <text:p>46.7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1456" calcext:value-type="float">
            <text:p>46.7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2312" calcext:value-type="float">
            <text:p>46.6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6-24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7448" calcext:value-type="float">
            <text:p>46.6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3064" calcext:value-type="float">
            <text:p>46.6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3064" calcext:value-type="float">
            <text:p>46.6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0768" calcext:value-type="float">
            <text:p>46.5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7992" calcext:value-type="float">
            <text:p>46.4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7512" calcext:value-type="float">
            <text:p>46.3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7032" calcext:value-type="float">
            <text:p>46.3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2816" calcext:value-type="float">
            <text:p>46.1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148" calcext:value-type="float">
            <text:p>46.1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1376" calcext:value-type="float">
            <text:p>46.0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8536" calcext:value-type="float">
            <text:p>46.1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8264" calcext:value-type="float">
            <text:p>46.3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5384" calcext:value-type="float">
            <text:p>46.1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8224" calcext:value-type="float">
            <text:p>45.9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7368" calcext:value-type="float">
            <text:p>45.9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0792" calcext:value-type="float">
            <text:p>45.9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86" calcext:value-type="float">
            <text:p>45.9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0792" calcext:value-type="float">
            <text:p>45.9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4696" calcext:value-type="float">
            <text:p>45.9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812" calcext:value-type="float">
            <text:p>45.9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6408" calcext:value-type="float">
            <text:p>45.9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288" calcext:value-type="float">
            <text:p>45.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716" calcext:value-type="float">
            <text:p>45.8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92" calcext:value-type="float">
            <text:p>45.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92" calcext:value-type="float">
            <text:p>45.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3256" calcext:value-type="float">
            <text:p>45.8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8872" calcext:value-type="float">
            <text:p>45.8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92" calcext:value-type="float">
            <text:p>45.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6784" calcext:value-type="float">
            <text:p>45.8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5928" calcext:value-type="float">
            <text:p>45.9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8976" calcext:value-type="float">
            <text:p>45.9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1544" calcext:value-type="float">
            <text:p>45.8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668" calcext:value-type="float">
            <text:p>45.8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3632" calcext:value-type="float">
            <text:p>45.8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2776" calcext:value-type="float">
            <text:p>45.8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5448" calcext:value-type="float">
            <text:p>45.8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4488" calcext:value-type="float">
            <text:p>45.8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0208" calcext:value-type="float">
            <text:p>45.8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1544" calcext:value-type="float">
            <text:p>45.8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4112" calcext:value-type="float">
            <text:p>45.8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4968" calcext:value-type="float">
            <text:p>45.8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3256" calcext:value-type="float">
            <text:p>45.8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8496" calcext:value-type="float">
            <text:p>45.8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716" calcext:value-type="float">
            <text:p>45.8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4488" calcext:value-type="float">
            <text:p>45.8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5344" calcext:value-type="float">
            <text:p>45.8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8872" calcext:value-type="float">
            <text:p>45.8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716" calcext:value-type="float">
            <text:p>45.8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1544" calcext:value-type="float">
            <text:p>45.8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4112" calcext:value-type="float">
            <text:p>45.8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8016" calcext:value-type="float">
            <text:p>45.8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716" calcext:value-type="float">
            <text:p>45.8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3256" calcext:value-type="float">
            <text:p>45.8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8496" calcext:value-type="float">
            <text:p>45.8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3-28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3736" calcext:value-type="float">
            <text:p>45.8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8016" calcext:value-type="float">
            <text:p>45.8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3256" calcext:value-type="float">
            <text:p>45.8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3632" calcext:value-type="float">
            <text:p>45.8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2776" calcext:value-type="float">
            <text:p>45.8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8872" calcext:value-type="float">
            <text:p>45.8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4968" calcext:value-type="float">
            <text:p>45.8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6304" calcext:value-type="float">
            <text:p>45.8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8016" calcext:value-type="float">
            <text:p>45.8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716" calcext:value-type="float">
            <text:p>45.8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6304" calcext:value-type="float">
            <text:p>45.8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2776" calcext:value-type="float">
            <text:p>45.8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9832" calcext:value-type="float">
            <text:p>45.8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1168" calcext:value-type="float">
            <text:p>45.9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5448" calcext:value-type="float">
            <text:p>45.8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3736" calcext:value-type="float">
            <text:p>45.8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3736" calcext:value-type="float">
            <text:p>45.8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2024" calcext:value-type="float">
            <text:p>45.9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1168" calcext:value-type="float">
            <text:p>45.9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2024" calcext:value-type="float">
            <text:p>45.9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7744" calcext:value-type="float">
            <text:p>45.9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5552" calcext:value-type="float">
            <text:p>45.9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5448" calcext:value-type="float">
            <text:p>45.8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9456" calcext:value-type="float">
            <text:p>45.9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1272" calcext:value-type="float">
            <text:p>45.9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5552" calcext:value-type="float">
            <text:p>45.9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5072" calcext:value-type="float">
            <text:p>45.9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5448" calcext:value-type="float">
            <text:p>45.8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3736" calcext:value-type="float">
            <text:p>45.8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3736" calcext:value-type="float">
            <text:p>45.8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9456" calcext:value-type="float">
            <text:p>45.9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7368" calcext:value-type="float">
            <text:p>45.9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9456" calcext:value-type="float">
            <text:p>45.9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1168" calcext:value-type="float">
            <text:p>45.9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716" calcext:value-type="float">
            <text:p>45.8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8496" calcext:value-type="float">
            <text:p>45.8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716" calcext:value-type="float">
            <text:p>45.8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9352" calcext:value-type="float">
            <text:p>45.8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288" calcext:value-type="float">
            <text:p>45.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1168" calcext:value-type="float">
            <text:p>45.9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7744" calcext:value-type="float">
            <text:p>45.9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6304" calcext:value-type="float">
            <text:p>45.8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5824" calcext:value-type="float">
            <text:p>45.8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9728" calcext:value-type="float">
            <text:p>45.8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716" calcext:value-type="float">
            <text:p>45.8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8872" calcext:value-type="float">
            <text:p>45.8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4112" calcext:value-type="float">
            <text:p>45.8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5928" calcext:value-type="float">
            <text:p>45.9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812" calcext:value-type="float">
            <text:p>45.9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668" calcext:value-type="float">
            <text:p>45.8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4488" calcext:value-type="float">
            <text:p>45.8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4968" calcext:value-type="float">
            <text:p>45.8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4488" calcext:value-type="float">
            <text:p>45.8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5344" calcext:value-type="float">
            <text:p>45.8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6304" calcext:value-type="float">
            <text:p>45.8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4968" calcext:value-type="float">
            <text:p>45.8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0312" calcext:value-type="float">
            <text:p>45.9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2024" calcext:value-type="float">
            <text:p>45.9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4112" calcext:value-type="float">
            <text:p>45.8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1544" calcext:value-type="float">
            <text:p>45.8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5824" calcext:value-type="float">
            <text:p>45.8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9352" calcext:value-type="float">
            <text:p>45.8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4112" calcext:value-type="float">
            <text:p>45.8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3256" calcext:value-type="float">
            <text:p>45.8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4488" calcext:value-type="float">
            <text:p>45.8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8872" calcext:value-type="float">
            <text:p>45.8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2776" calcext:value-type="float">
            <text:p>45.8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4112" calcext:value-type="float">
            <text:p>45.8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2-15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2776" calcext:value-type="float">
            <text:p>45.8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04" calcext:value-type="float">
            <text:p>45.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4656" calcext:value-type="float">
            <text:p>45.6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0-28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5512" calcext:value-type="float">
            <text:p>45.6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1608" calcext:value-type="float">
            <text:p>45.6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4656" calcext:value-type="float">
            <text:p>45.6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38" calcext:value-type="float">
            <text:p>45.6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5512" calcext:value-type="float">
            <text:p>45.6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9-17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6368" calcext:value-type="float">
            <text:p>45.6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4656" calcext:value-type="float">
            <text:p>45.6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0272" calcext:value-type="float">
            <text:p>45.6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2464" calcext:value-type="float">
            <text:p>45.6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4656" calcext:value-type="float">
            <text:p>45.6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8936" calcext:value-type="float">
            <text:p>45.5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9792" calcext:value-type="float">
            <text:p>45.5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7976" calcext:value-type="float">
            <text:p>45.5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7976" calcext:value-type="float">
            <text:p>45.5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6264" calcext:value-type="float">
            <text:p>45.5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6264" calcext:value-type="float">
            <text:p>45.5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5408" calcext:value-type="float">
            <text:p>45.5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9792" calcext:value-type="float">
            <text:p>45.5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5408" calcext:value-type="float">
            <text:p>45.5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5784" calcext:value-type="float">
            <text:p>45.5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4072" calcext:value-type="float">
            <text:p>45.5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6264" calcext:value-type="float">
            <text:p>45.5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3696" calcext:value-type="float">
            <text:p>45.5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4176" calcext:value-type="float">
            <text:p>45.6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3632" calcext:value-type="float">
            <text:p>45.8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0416" calcext:value-type="float">
            <text:p>46.0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1208" calcext:value-type="float">
            <text:p>46.2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1312" calcext:value-type="float">
            <text:p>46.3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8536" calcext:value-type="float">
            <text:p>46.1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0352" calcext:value-type="float">
            <text:p>46.2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4632" calcext:value-type="float">
            <text:p>46.2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8936" calcext:value-type="float">
            <text:p>45.5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2464" calcext:value-type="float">
            <text:p>45.6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668" calcext:value-type="float">
            <text:p>45.8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8224" calcext:value-type="float">
            <text:p>45.9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5552" calcext:value-type="float">
            <text:p>45.9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6136" calcext:value-type="float">
            <text:p>46.0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9288" calcext:value-type="float">
            <text:p>46.1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528" calcext:value-type="float">
            <text:p>46.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7472" calcext:value-type="float">
            <text:p>46.0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9184" calcext:value-type="float">
            <text:p>46.0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2984" calcext:value-type="float">
            <text:p>45.9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9728" calcext:value-type="float">
            <text:p>45.8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716" calcext:value-type="float">
            <text:p>45.8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288" calcext:value-type="float">
            <text:p>45.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2232" calcext:value-type="float">
            <text:p>46.0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4424" calcext:value-type="float">
            <text:p>46.0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0896" calcext:value-type="float">
            <text:p>46.0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8704" calcext:value-type="float">
            <text:p>46.0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0208" calcext:value-type="float">
            <text:p>45.8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8496" calcext:value-type="float">
            <text:p>45.8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8728" calcext:value-type="float">
            <text:p>45.4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9584" calcext:value-type="float">
            <text:p>45.4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5304" calcext:value-type="float">
            <text:p>45.4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4656" calcext:value-type="float">
            <text:p>45.6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1064" calcext:value-type="float">
            <text:p>45.8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3256" calcext:value-type="float">
            <text:p>45.8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9104" calcext:value-type="float">
            <text:p>45.4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092" calcext:value-type="float">
            <text:p>45.4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1544" calcext:value-type="float">
            <text:p>45.8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9352" calcext:value-type="float">
            <text:p>45.8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4552" calcext:value-type="float">
            <text:p>45.5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044" calcext:value-type="float">
            <text:p>45.4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2424" calcext:value-type="float">
            <text:p>45.3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472" calcext:value-type="float">
            <text:p>45.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0168" calcext:value-type="float">
            <text:p>45.5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6408" calcext:value-type="float">
            <text:p>45.9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668" calcext:value-type="float">
            <text:p>45.8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6848" calcext:value-type="float">
            <text:p>45.6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6-23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1776" calcext:value-type="float">
            <text:p>45.4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9584" calcext:value-type="float">
            <text:p>45.4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8624" calcext:value-type="float">
            <text:p>45.3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3112" calcext:value-type="float">
            <text:p>45.4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3216" calcext:value-type="float">
            <text:p>45.5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5072" calcext:value-type="float">
            <text:p>45.9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8872" calcext:value-type="float">
            <text:p>45.8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6744" calcext:value-type="float">
            <text:p>45.5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092" calcext:value-type="float">
            <text:p>45.4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0168" calcext:value-type="float">
            <text:p>45.5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1608" calcext:value-type="float">
            <text:p>45.6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1984" calcext:value-type="float">
            <text:p>45.5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188" calcext:value-type="float">
            <text:p>45.5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6912" calcext:value-type="float">
            <text:p>45.3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3384" calcext:value-type="float">
            <text:p>45.3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0232" calcext:value-type="float">
            <text:p>45.2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3824" calcext:value-type="float">
            <text:p>45.0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1048" calcext:value-type="float">
            <text:p>44.9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0568" calcext:value-type="float">
            <text:p>44.9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0568" calcext:value-type="float">
            <text:p>44.9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276" calcext:value-type="float">
            <text:p>44.9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276" calcext:value-type="float">
            <text:p>44.9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1904" calcext:value-type="float">
            <text:p>44.9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4096" calcext:value-type="float">
            <text:p>44.9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7144" calcext:value-type="float">
            <text:p>44.9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6288" calcext:value-type="float">
            <text:p>44.9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4576" calcext:value-type="float">
            <text:p>44.9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4952" calcext:value-type="float">
            <text:p>44.9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1528" calcext:value-type="float">
            <text:p>44.9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6392" calcext:value-type="float">
            <text:p>45.0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6496" calcext:value-type="float">
            <text:p>45.1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456" calcext:value-type="float">
            <text:p>45.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1944" calcext:value-type="float">
            <text:p>45.2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24" calcext:value-type="float">
            <text:p>45.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9376" calcext:value-type="float">
            <text:p>45.2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4616" calcext:value-type="float">
            <text:p>45.3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996" calcext:value-type="float">
            <text:p>45.3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044" calcext:value-type="float">
            <text:p>45.4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1192" calcext:value-type="float">
            <text:p>45.3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2152" calcext:value-type="float">
            <text:p>45.4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0712" calcext:value-type="float">
            <text:p>45.3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456" calcext:value-type="float">
            <text:p>45.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96" calcext:value-type="float">
            <text:p>45.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5432" calcext:value-type="float">
            <text:p>44.9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0192" calcext:value-type="float">
            <text:p>44.9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4096" calcext:value-type="float">
            <text:p>44.9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4096" calcext:value-type="float">
            <text:p>44.9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9336" calcext:value-type="float">
            <text:p>44.9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1904" calcext:value-type="float">
            <text:p>44.9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5704" calcext:value-type="float">
            <text:p>44.8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1696" calcext:value-type="float">
            <text:p>44.8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3408" calcext:value-type="float">
            <text:p>44.7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4848" calcext:value-type="float">
            <text:p>44.8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8272" calcext:value-type="float">
            <text:p>44.8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5224" calcext:value-type="float">
            <text:p>44.8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1696" calcext:value-type="float">
            <text:p>44.8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4264" calcext:value-type="float">
            <text:p>44.7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9984" calcext:value-type="float">
            <text:p>44.8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8648" calcext:value-type="float">
            <text:p>44.8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4264" calcext:value-type="float">
            <text:p>44.7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4264" calcext:value-type="float">
            <text:p>44.7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2552" calcext:value-type="float">
            <text:p>44.8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6456" calcext:value-type="float">
            <text:p>44.7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1216" calcext:value-type="float">
            <text:p>44.7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7688" calcext:value-type="float">
            <text:p>44.7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988" calcext:value-type="float">
            <text:p>44.7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7688" calcext:value-type="float">
            <text:p>44.7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988" calcext:value-type="float">
            <text:p>44.7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2928" calcext:value-type="float">
            <text:p>44.7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988" calcext:value-type="float">
            <text:p>44.7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0256" calcext:value-type="float">
            <text:p>44.7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0632" calcext:value-type="float">
            <text:p>44.6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2824" calcext:value-type="float">
            <text:p>44.6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2344" calcext:value-type="float">
            <text:p>44.6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8816" calcext:value-type="float">
            <text:p>44.6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1864" calcext:value-type="float">
            <text:p>44.6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1864" calcext:value-type="float">
            <text:p>44.6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4432" calcext:value-type="float">
            <text:p>44.6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8816" calcext:value-type="float">
            <text:p>44.6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8816" calcext:value-type="float">
            <text:p>44.6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9672" calcext:value-type="float">
            <text:p>44.6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4536" calcext:value-type="float">
            <text:p>44.6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3-31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0904" calcext:value-type="float">
            <text:p>44.5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3848" calcext:value-type="float">
            <text:p>44.5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7" calcext:value-type="float">
            <text:p>44.5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5664" calcext:value-type="float">
            <text:p>44.5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9192" calcext:value-type="float">
            <text:p>44.5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2616" calcext:value-type="float">
            <text:p>44.5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7" calcext:value-type="float">
            <text:p>44.5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748" calcext:value-type="float">
            <text:p>44.6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5288" calcext:value-type="float">
            <text:p>44.5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9296" calcext:value-type="float">
            <text:p>44.6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0528" calcext:value-type="float">
            <text:p>44.6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6144" calcext:value-type="float">
            <text:p>44.5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3096" calcext:value-type="float">
            <text:p>44.5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9296" calcext:value-type="float">
            <text:p>44.6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6624" calcext:value-type="float">
            <text:p>44.6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8712" calcext:value-type="float">
            <text:p>44.5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5496" calcext:value-type="float">
            <text:p>44.7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5496" calcext:value-type="float">
            <text:p>44.7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2072" calcext:value-type="float">
            <text:p>44.7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7312" calcext:value-type="float">
            <text:p>44.7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4264" calcext:value-type="float">
            <text:p>44.7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8544" calcext:value-type="float">
            <text:p>44.7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5016" calcext:value-type="float">
            <text:p>44.7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2072" calcext:value-type="float">
            <text:p>44.7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2824" calcext:value-type="float">
            <text:p>44.6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7584" calcext:value-type="float">
            <text:p>44.6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5016" calcext:value-type="float">
            <text:p>44.7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2344" calcext:value-type="float">
            <text:p>44.6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6144" calcext:value-type="float">
            <text:p>44.5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4328" calcext:value-type="float">
            <text:p>44.5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4808" calcext:value-type="float">
            <text:p>44.5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5288" calcext:value-type="float">
            <text:p>44.5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4432" calcext:value-type="float">
            <text:p>44.6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1384" calcext:value-type="float">
            <text:p>44.6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9192" calcext:value-type="float">
            <text:p>44.5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4912" calcext:value-type="float">
            <text:p>44.6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844" calcext:value-type="float">
            <text:p>44.6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2344" calcext:value-type="float">
            <text:p>44.6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4536" calcext:value-type="float">
            <text:p>44.6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5392" calcext:value-type="float">
            <text:p>44.6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5392" calcext:value-type="float">
            <text:p>44.6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6728" calcext:value-type="float">
            <text:p>44.6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5872" calcext:value-type="float">
            <text:p>44.6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7584" calcext:value-type="float">
            <text:p>44.6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4432" calcext:value-type="float">
            <text:p>44.6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8712" calcext:value-type="float">
            <text:p>44.5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9192" calcext:value-type="float">
            <text:p>44.5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0152" calcext:value-type="float">
            <text:p>44.6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2344" calcext:value-type="float">
            <text:p>44.6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1864" calcext:value-type="float">
            <text:p>44.6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3952" calcext:value-type="float">
            <text:p>44.5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4432" calcext:value-type="float">
            <text:p>44.6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9296" calcext:value-type="float">
            <text:p>44.6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5392" calcext:value-type="float">
            <text:p>44.6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6624" calcext:value-type="float">
            <text:p>44.6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8336" calcext:value-type="float">
            <text:p>44.5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748" calcext:value-type="float">
            <text:p>44.6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5768" calcext:value-type="float">
            <text:p>44.6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2616" calcext:value-type="float">
            <text:p>44.5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1384" calcext:value-type="float">
            <text:p>44.6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7856" calcext:value-type="float">
            <text:p>44.5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0424" calcext:value-type="float">
            <text:p>44.5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7376" calcext:value-type="float">
            <text:p>44.5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7752" calcext:value-type="float">
            <text:p>44.4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508" calcext:value-type="float">
            <text:p>44.4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6416" calcext:value-type="float">
            <text:p>44.4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3848" calcext:value-type="float">
            <text:p>44.5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7376" calcext:value-type="float">
            <text:p>44.5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9568" calcext:value-type="float">
            <text:p>44.5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9568" calcext:value-type="float">
            <text:p>44.5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9568" calcext:value-type="float">
            <text:p>44.5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2136" calcext:value-type="float">
            <text:p>44.5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6416" calcext:value-type="float">
            <text:p>44.4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1176" calcext:value-type="float">
            <text:p>44.4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6416" calcext:value-type="float">
            <text:p>44.4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556" calcext:value-type="float">
            <text:p>44.4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0-12-31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652" calcext:value-type="float">
            <text:p>44.5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01704" calcext:value-type="float">
            <text:p>44.34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45064" calcext:value-type="float">
            <text:p>44.23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52423225807" calcext:value-type="float">
            <text:p>44.20524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3864" calcext:value-type="float">
            <text:p>44.1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96144" calcext:value-type="float">
            <text:p>44.20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10895483871" calcext:value-type="float">
            <text:p>44.2610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14712" calcext:value-type="float">
            <text:p>44.18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41550967742" calcext:value-type="float">
            <text:p>44.13415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79812" calcext:value-type="float">
            <text:p>44.197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90450322581" calcext:value-type="float">
            <text:p>44.24904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17177931035" calcext:value-type="float">
            <text:p>44.381717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36921290323" calcext:value-type="float">
            <text:p>44.31369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70118709677" calcext:value-type="float">
            <text:p>44.37701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99672" calcext:value-type="float">
            <text:p>44.33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52404" calcext:value-type="float">
            <text:p>44.265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58016" calcext:value-type="float">
            <text:p>44.33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71563870968" calcext:value-type="float">
            <text:p>44.42715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88278709677" calcext:value-type="float">
            <text:p>44.42882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80796" calcext:value-type="float">
            <text:p>44.528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57566451613" calcext:value-type="float">
            <text:p>44.48575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28904" calcext:value-type="float">
            <text:p>44.51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12221935484" calcext:value-type="float">
            <text:p>44.51122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72328571429" calcext:value-type="float">
            <text:p>44.80723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1360516129" calcext:value-type="float">
            <text:p>44.83136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80024" calcext:value-type="float">
            <text:p>45.02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37348571429" calcext:value-type="float">
            <text:p>45.01373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78832" calcext:value-type="float">
            <text:p>44.93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24435862069" calcext:value-type="float">
            <text:p>45.012443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14664" calcext:value-type="float">
            <text:p>45.31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39992" calcext:value-type="float">
            <text:p>45.10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68776" calcext:value-type="float">
            <text:p>44.81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91801290323" calcext:value-type="float">
            <text:p>44.78918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84272" calcext:value-type="float">
            <text:p>44.71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12621935484" calcext:value-type="float">
            <text:p>44.83126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25471428571" calcext:value-type="float">
            <text:p>44.87254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26908387097" calcext:value-type="float">
            <text:p>44.78269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8618" calcext:value-type="float">
            <text:p>44.568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35466666667" calcext:value-type="float">
            <text:p>44.46354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23337142857" calcext:value-type="float">
            <text:p>44.36233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40826666667" calcext:value-type="float">
            <text:p>44.43408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8108" calcext:value-type="float">
            <text:p>44.29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45208571429" calcext:value-type="float">
            <text:p>44.44452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51444444444" calcext:value-type="float">
            <text:p>44.26514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72174285714" calcext:value-type="float">
            <text:p>44.35721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98595555556" calcext:value-type="float">
            <text:p>44.539859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872" calcext:value-type="float">
            <text:p>44.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4016" calcext:value-type="float">
            <text:p>44.3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411" calcext:value-type="float">
            <text:p>44.314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569" calcext:value-type="float">
            <text:p>45.525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07817142857" calcext:value-type="float">
            <text:p>45.66078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47005714286" calcext:value-type="float">
            <text:p>45.66470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179" calcext:value-type="float">
            <text:p>45.6281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48146666667" calcext:value-type="float">
            <text:p>45.46481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44215384615" calcext:value-type="float">
            <text:p>45.63442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78208" calcext:value-type="float">
            <text:p>45.65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98738461539" calcext:value-type="float">
            <text:p>45.5898738461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53952" calcext:value-type="float">
            <text:p>45.60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99088" calcext:value-type="float">
            <text:p>45.59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7441818182" calcext:value-type="float">
            <text:p>45.716744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47884444444" calcext:value-type="float">
            <text:p>45.734788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94458181818" calcext:value-type="float">
            <text:p>45.719445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63005714286" calcext:value-type="float">
            <text:p>45.76630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31570909091" calcext:value-type="float">
            <text:p>45.903157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15568" calcext:value-type="float">
            <text:p>45.83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5664" calcext:value-type="float">
            <text:p>45.8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2936" calcext:value-type="float">
            <text:p>45.8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8176" calcext:value-type="float">
            <text:p>45.8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9192" calcext:value-type="float">
            <text:p>45.8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4808" calcext:value-type="float">
            <text:p>45.8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5984" calcext:value-type="float">
            <text:p>45.8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6144" calcext:value-type="float">
            <text:p>45.8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5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8364" calcext:value-type="float">
            <text:p>45.83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42" meta:object-count="0"/>
    <meta:user-defined meta:name="AppVersion">3.0</meta:user-defined>
  </office:meta>
</office:document-meta>
</file>